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officeooo:rsid="001675e3" officeooo:paragraph-rsid="001675e3"/>
    </style:style>
    <style:style style:name="P2" style:family="paragraph" style:parent-style-name="Standard">
      <style:text-properties officeooo:rsid="001675e3" officeooo:paragraph-rsid="0016b011"/>
    </style:style>
    <style:style style:name="P3" style:family="paragraph" style:parent-style-name="Standard">
      <style:text-properties officeooo:rsid="0016b011" officeooo:paragraph-rsid="0017f95e"/>
    </style:style>
    <style:style style:name="P4" style:family="paragraph" style:parent-style-name="Standard">
      <style:text-properties style:font-name="Tahoma" fo:font-size="12pt" fo:font-weight="bold" officeooo:paragraph-rsid="001675e3" style:font-size-asian="12pt" style:font-weight-asian="bold" style:font-name-complex="Tahoma2" style:font-size-complex="12pt" style:font-weight-complex="bold"/>
    </style:style>
    <style:style style:name="P5" style:family="paragraph" style:parent-style-name="Standard">
      <style:text-properties style:font-name="Tahoma" fo:font-size="12pt" officeooo:paragraph-rsid="001675e3" style:font-size-asian="12pt" style:font-name-complex="Tahoma2" style:font-size-complex="12pt"/>
    </style:style>
    <style:style style:name="P6" style:family="paragraph" style:parent-style-name="Standard">
      <style:text-properties style:font-name="Tahoma" fo:font-size="12pt" officeooo:rsid="001675e3" officeooo:paragraph-rsid="001675e3" style:font-size-asian="12pt" style:font-name-complex="Tahoma2" style:font-size-complex="12pt"/>
    </style:style>
    <style:style style:name="P7" style:family="paragraph" style:parent-style-name="Standard">
      <style:text-properties style:font-name="Tahoma" fo:font-size="12pt" officeooo:rsid="001675e3" officeooo:paragraph-rsid="0016b011" style:font-size-asian="12pt" style:font-name-complex="Tahoma2" style:font-size-complex="12pt"/>
    </style:style>
    <style:style style:name="P8" style:family="paragraph" style:parent-style-name="Standard">
      <style:text-properties style:font-name="Tahoma" fo:font-size="12pt" officeooo:rsid="0016b011" officeooo:paragraph-rsid="0016b011" style:font-size-asian="12pt" style:font-name-complex="Tahoma2" style:font-size-complex="12pt"/>
    </style:style>
    <style:style style:name="P9" style:family="paragraph" style:parent-style-name="Standard">
      <style:text-properties style:font-name="Tahoma" fo:font-size="12pt" officeooo:rsid="0016b011" officeooo:paragraph-rsid="0017f95e" style:font-size-asian="12pt" style:font-name-complex="Tahoma2" style:font-size-complex="12pt"/>
    </style:style>
    <style:style style:name="P10" style:family="paragraph" style:parent-style-name="Standard">
      <style:text-properties style:font-name="Tahoma" fo:font-size="12pt" officeooo:rsid="0017f95e" officeooo:paragraph-rsid="0017f95e" style:font-size-asian="12pt" style:font-name-complex="Tahoma2" style:font-size-complex="12pt"/>
    </style:style>
    <style:style style:name="P11" style:family="paragraph" style:parent-style-name="Standard">
      <style:text-properties style:font-name="Tahoma" fo:font-size="12pt" officeooo:rsid="0019f4ec" officeooo:paragraph-rsid="0019f4ec" style:font-size-asian="12pt" style:font-name-complex="Tahoma2" style:font-size-complex="12pt"/>
    </style:style>
    <style:style style:name="P12" style:family="paragraph" style:parent-style-name="Standard">
      <style:text-properties style:font-name="Tahoma" fo:font-size="12pt" officeooo:rsid="0019f4ec" officeooo:paragraph-rsid="001bf2ab" style:font-size-asian="12pt" style:font-name-complex="Tahoma2" style:font-size-complex="12pt"/>
    </style:style>
    <style:style style:name="P13" style:family="paragraph" style:parent-style-name="Standard">
      <style:text-properties style:font-name="Tahoma" fo:font-size="12pt" officeooo:rsid="0019f4ec" officeooo:paragraph-rsid="001cebb0" style:font-size-asian="12pt" style:font-name-complex="Tahoma2" style:font-size-complex="12pt"/>
    </style:style>
    <style:style style:name="P14" style:family="paragraph" style:parent-style-name="Standard">
      <style:text-properties style:font-name="Tahoma" fo:font-size="12pt" officeooo:rsid="0019f4ec" officeooo:paragraph-rsid="001e1175" style:font-size-asian="12pt" style:font-name-complex="Tahoma2" style:font-size-complex="12pt"/>
    </style:style>
    <style:style style:name="P15" style:family="paragraph" style:parent-style-name="Standard">
      <style:text-properties style:font-name="Tahoma" fo:font-size="12pt" officeooo:rsid="001bf2ab" officeooo:paragraph-rsid="001bf2ab" style:font-size-asian="12pt" style:font-name-complex="Tahoma2" style:font-size-complex="12pt"/>
    </style:style>
    <style:style style:name="P16" style:family="paragraph" style:parent-style-name="Standard">
      <style:text-properties style:font-name="Tahoma" fo:font-size="12pt" officeooo:rsid="001bf2ab" officeooo:paragraph-rsid="001cebb0" style:font-size-asian="12pt" style:font-name-complex="Tahoma2" style:font-size-complex="12pt"/>
    </style:style>
    <style:style style:name="P17" style:family="paragraph" style:parent-style-name="Standard">
      <style:text-properties style:font-name="Tahoma" fo:font-size="12pt" officeooo:rsid="001cebb0" officeooo:paragraph-rsid="001cebb0" style:font-size-asian="12pt" style:font-name-complex="Tahoma2" style:font-size-complex="12pt"/>
    </style:style>
    <style:style style:name="P18" style:family="paragraph" style:parent-style-name="Standard">
      <style:text-properties style:font-name="Tahoma" fo:font-size="13pt" officeooo:rsid="001cebb0" officeooo:paragraph-rsid="001cebb0" style:font-size-asian="13pt" style:font-name-complex="Tahoma2" style:font-size-complex="13pt"/>
    </style:style>
    <style:style style:name="P19" style:family="paragraph" style:parent-style-name="Standard">
      <style:text-properties style:font-name="Tahoma" fo:font-size="14pt" officeooo:rsid="001bf2ab" officeooo:paragraph-rsid="001bf2ab" style:font-size-asian="14pt" style:font-name-complex="Tahoma2" style:font-size-complex="14pt"/>
    </style:style>
    <style:style style:name="P20" style:family="paragraph" style:parent-style-name="Standard">
      <style:text-properties style:font-name="Tahoma" fo:font-size="14pt" officeooo:rsid="001cebb0" officeooo:paragraph-rsid="001cebb0" style:font-size-asian="14pt" style:font-name-complex="Tahoma2" style:font-size-complex="14pt"/>
    </style:style>
    <style:style style:name="P21" style:family="paragraph" style:parent-style-name="Standard">
      <style:text-properties officeooo:paragraph-rsid="0019f4ec"/>
    </style:style>
    <style:style style:name="P22" style:family="paragraph" style:parent-style-name="Standard">
      <style:text-properties officeooo:paragraph-rsid="001bf2ab"/>
    </style:style>
    <style:style style:name="P23" style:family="paragraph" style:parent-style-name="Standard">
      <style:text-properties officeooo:rsid="001bf2ab" officeooo:paragraph-rsid="001bf2ab"/>
    </style:style>
    <style:style style:name="P24" style:family="paragraph" style:parent-style-name="Standard">
      <style:text-properties officeooo:rsid="001bf2ab" officeooo:paragraph-rsid="001cebb0"/>
    </style:style>
    <style:style style:name="P25" style:family="paragraph" style:parent-style-name="Standard">
      <style:text-properties style:font-name="Tahoma1" fo:font-size="12pt" officeooo:rsid="001bf2ab" officeooo:paragraph-rsid="001bf2ab" style:font-size-asian="12pt" style:font-size-complex="12pt"/>
    </style:style>
    <style:style style:name="P26" style:family="paragraph" style:parent-style-name="Standard">
      <style:text-properties style:font-name="Tahoma1" fo:font-size="12pt" officeooo:rsid="001bf2ab" officeooo:paragraph-rsid="001cebb0" style:font-size-asian="12pt" style:font-size-complex="12pt"/>
    </style:style>
    <style:style style:name="P27" style:family="paragraph" style:parent-style-name="Standard">
      <style:text-properties fo:font-size="12pt" officeooo:rsid="001bf2ab" officeooo:paragraph-rsid="001bf2ab" style:font-size-asian="12pt" style:font-size-complex="12pt"/>
    </style:style>
    <style:style style:name="P28" style:family="paragraph" style:parent-style-name="Standard">
      <style:text-properties officeooo:paragraph-rsid="001cebb0"/>
    </style:style>
    <style:style style:name="P29" style:family="paragraph" style:parent-style-name="Standard">
      <style:text-properties fo:font-size="13pt" officeooo:rsid="001cebb0" officeooo:paragraph-rsid="001cebb0" style:font-size-asian="13pt" style:font-size-complex="13pt"/>
    </style:style>
    <style:style style:name="P30" style:family="paragraph" style:parent-style-name="Standard">
      <style:text-properties fo:font-size="14pt" officeooo:rsid="001bf2ab" officeooo:paragraph-rsid="001bf2ab" style:font-size-asian="14pt" style:font-size-complex="14pt"/>
    </style:style>
    <style:style style:name="P31" style:family="paragraph" style:parent-style-name="Standard">
      <style:text-properties officeooo:paragraph-rsid="001e1175"/>
    </style:style>
    <style:style style:name="T1" style:family="text">
      <style:text-properties style:font-name="Tahoma" fo:font-size="12pt" style:font-size-asian="12pt" style:font-name-complex="Tahoma2" style:font-size-complex="12pt"/>
    </style:style>
    <style:style style:name="T2" style:family="text">
      <style:text-properties style:font-name="Tahoma" fo:font-size="12pt" officeooo:rsid="0016b011" style:font-size-asian="12pt" style:font-name-complex="Tahoma2" style:font-size-complex="12pt"/>
    </style:style>
    <style:style style:name="T3" style:family="text">
      <style:text-properties style:font-name="Tahoma" fo:font-size="12pt" officeooo:rsid="0017f95e" style:font-size-asian="12pt" style:font-name-complex="Tahoma2" style:font-size-complex="12pt"/>
    </style:style>
    <style:style style:name="T4" style:family="text">
      <style:text-properties style:font-name="Tahoma" fo:font-size="12pt" officeooo:rsid="0019f4ec" style:font-size-asian="12pt" style:font-name-complex="Tahoma2" style:font-size-complex="12pt"/>
    </style:style>
    <style:style style:name="T5" style:family="text">
      <style:text-properties style:font-name="Tahoma" fo:font-size="12pt" officeooo:rsid="001bf2ab" style:font-size-asian="12pt" style:font-name-complex="Tahoma2" style:font-size-complex="12pt"/>
    </style:style>
    <style:style style:name="T6" style:family="text">
      <style:text-properties style:font-name="Tahoma" fo:font-size="12pt" officeooo:rsid="001cebb0" style:font-size-asian="12pt" style:font-name-complex="Tahoma2" style:font-size-complex="12pt"/>
    </style:style>
    <style:style style:name="T7" style:family="text">
      <style:text-properties style:font-name="Tahoma" fo:font-size="12pt" officeooo:rsid="001e1175" style:font-size-asian="12pt" style:font-name-complex="Tahoma2" style:font-size-complex="12pt"/>
    </style:style>
    <style:style style:name="T8" style:family="text">
      <style:text-properties officeooo:rsid="001bf2ab"/>
    </style:style>
    <style:style style:name="T9" style:family="text">
      <style:text-properties fo:font-size="11pt" style:font-size-asian="11pt" style:font-size-complex="11pt"/>
    </style:style>
    <style:style style:name="T10" style:family="text">
      <style:text-properties fo:font-size="11pt" officeooo:rsid="001bf2ab" style:font-size-asian="11pt" style:font-size-complex="11pt"/>
    </style:style>
    <style:style style:name="T11" style:family="text">
      <style:text-properties fo:font-size="11pt" officeooo:rsid="001cebb0" style:font-size-asian="11pt" style:font-size-complex="11pt"/>
    </style:style>
    <style:style style:name="T12" style:family="text">
      <style:text-properties style:font-name="Times New Roman"/>
    </style:style>
    <style:style style:name="T13" style:family="text">
      <style:text-properties style:font-name="Times New Roman" fo:font-size="12pt" officeooo:rsid="001bf2ab" style:font-size-asian="12pt" style:font-name-complex="Tahoma2" style:font-size-complex="12pt"/>
    </style:style>
    <style:style style:name="T14" style:family="text">
      <style:text-properties style:font-name="Times New Roman" fo:font-size="11pt" officeooo:rsid="001e1175" style:font-size-asian="9.60000038146973pt" style:font-name-complex="Tahoma2" style:font-size-complex="11pt"/>
    </style:style>
    <style:style style:name="T15" style:family="text">
      <style:text-properties officeooo:rsid="001cebb0"/>
    </style:style>
    <style:style style:name="T16" style:family="text">
      <style:text-properties style:font-name="Tahoma1" fo:font-size="12pt" style:font-size-asian="12pt" style:font-size-complex="12pt"/>
    </style:style>
    <style:style style:name="T17" style:family="text">
      <style:text-properties style:font-name="Tahoma1" fo:font-size="12pt" officeooo:rsid="001cebb0" style:font-size-asian="12pt" style:font-size-complex="12pt"/>
    </style:style>
    <style:style style:name="T18" style:family="text">
      <style:text-properties style:font-name="Tahoma1" officeooo:rsid="001ceb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ting &amp; Wireless Concepts project 2024</text:p>
      <text:p text:style-name="P1"/>
      <text:p text:style-name="P1">Name <text:tab/><text:tab/>: <text:tab/>Rihards Ozols</text:p>
      <text:p text:style-name="P1">Student No <text:tab/>: <text:tab/>C00281617</text:p>
      <text:p text:style-name="P1">Year <text:tab/><text:tab/>: <text:tab/>2</text:p>
      <text:p text:style-name="P1">Date <text:tab/><text:tab/>: <text:tab/>04/10/24</text:p>
      <text:p text:style-name="P1"/>
      <text:p text:style-name="P4">Description:</text:p>
      <text:p text:style-name="P5">You have been tasked with designing an Internetwork, which includes three Local Area Network (LAN), for an Irish insurance company. This Internetwork will include a headquarter office and 2 branch offices. </text:p>
      <text:p text:style-name="P6">After liaising with the insurance company to define the scope of the network, you will now create a prototype to present to the insurance company. This prototype will be accompanied by an explanation of each network feature and will be used to confirm the requirements of the new network. </text:p>
      <text:p text:style-name="P6"/>
      <text:p text:style-name="P6"/>
      <text:p text:style-name="P6">Starting off – I made my topology with all of the requirements in mind I placed down three routers and my main (HQ) router in the middle and proceeded with adding in the switches and end devices that were necessary to complete this task</text:p>
      <text:p text:style-name="P6"/>
      <text:p text:style-name="P8">Requirement 1 </text:p>
      <text:p text:style-name="P8"/>
      <text:p text:style-name="P7">Firstly I created 4 vlans on the HQ network, these were VLAN 10 (Operations), VLAN 20 (Govermance), VLAN 99 (Management) and VLAN 1000. VLAN 1000 is used to store unused ports.</text:p>
      <text:p text:style-name="P7"/>
      <text:p text:style-name="P7">Then I assigned IP addresses to the switches and configured their Default-gateway 192.168.99.1</text:p>
      <text:p text:style-name="P8"/>
      <text:p text:style-name="P2"><text:span text:style-name="T1">I also added trunk lines to all the switches that would be dealing with multiple VLANS </text:span><text:span text:style-name="T2">and then configured them to a ‘no negotiate’ state as that prevents the port from sending DTP frames and makes sure the port doesnt negotiate with the port on the other end so it just stays the same as it was configured. </text:span><text:span text:style-name="T1">I added access ports to ports that are connected with end devices as this adds a layer of security because it segregates traffic between different VLANs. </text:span></text:p>
      <text:p text:style-name="P7"/>
      <text:p text:style-name="P7"/>
      <text:p text:style-name="P8">Requirement 2</text:p>
      <text:p text:style-name="P8"/>
      <text:p text:style-name="P8">I then configured the HQ router as the DHCP server so it can allocate IPv4 addresses to the end devices on the network. I excluded addresses that ranged from 192.168.10.1 – 9 and <text:s/>192.168.20.1 – 9 so they can be used for other purposes such as the Default gateway.</text:p>
      <text:p text:style-name="P9">I configured the Operations VLAN with a /25 mask so it can supports the 100 required users and the Governance VLAN with a /27 mask so it can support the 20 required users</text:p>
      <text:p text:style-name="P9"/>
      <text:p text:style-name="P3"><text:soft-page-break/><text:span text:style-name="T1">I enabled DHCP snooping and Dynamic ARP Inspection globally and on specific VLANS , I enabled trusted ports so that the legitamite DHCP messages are able to pass by DHCP snooping and DAI without inspection. </text:span><text:span text:style-name="T3">This will help minimise the security vulnerabilties associated with dynamic IP address allocation.</text:span></text:p>
      <text:p text:style-name="P10"/>
      <text:p text:style-name="P10"/>
      <text:p text:style-name="P10">Requirement 3</text:p>
      <text:p text:style-name="P10"/>
      <text:p text:style-name="P10">Mac table attacks:</text:p>
      <text:p text:style-name="P10">I added in port security on all switches that are connected to end devices, <text:s/>with two maximum mac addresses per port and set the violation type to shutdown. Limiting the number of mac addresses allowed on each port prevents mac flooding attacks where the threat actor floods the switch with spoofed mac addresses causing the switch to over flow its Mac address table</text:p>
      <text:p text:style-name="P10"/>
      <text:p text:style-name="P10">VLAN Attacks:</text:p>
      <text:p text:style-name="P10">I disabled auto trunking on non-trunking ports using the switchport mode access command and disabled unused ports and put them into their own VLAN 1000.</text:p>
      <text:p text:style-name="P10">I also manually enabled trunk links and disabled DTP negotiations on trunking ports</text:p>
      <text:p text:style-name="P10"/>
      <text:p text:style-name="P10">STP Attacks:</text:p>
      <text:p text:style-name="P10">I configured BPDU guard on all access ports to prevemt unauthorized devices from taking part int STP operations and i configured portfast to enable fast transitions to the forwarding state which speeds up the process of the end devices connecting to the network</text:p>
      <text:p text:style-name="P10"/>
      <text:p text:style-name="P10">DHCP Attacks:</text:p>
      <text:p text:style-name="P10">As I mentioned earlier I enabled DHCP snooping and Dynamic ARP Inspection globally and on specific VLANS so that incoming packets sent from an unknown location are inspected, I enabled trusted ports so that the legitimate DHCP messages are able to pass by DHCP snooping and DAI without inspection. </text:p>
      <text:p text:style-name="P10"/>
      <text:p text:style-name="P10"/>
      <text:p text:style-name="P10">Requirement 4</text:p>
      <text:p text:style-name="P10"/>
      <text:p text:style-name="P10">I set up SSH on my router as it is a secure form of remote access, it requires a username and password. In this instance the Username is ‘admin’ and password is ‘cisco’. The username and password can be authenticated locally. The HQ router can be accessed from an end device remotely using the provided username and password.</text:p>
      <text:p text:style-name="P10"/>
      <text:p text:style-name="P10"/>
      <text:p text:style-name="P10">Requirement 5</text:p>
      <text:p text:style-name="P10"/>
      <text:p text:style-name="P10">I used static routing to connect the two branch office networks and the HQ network together. <text:s/>I had to connect each of the branch networks with the two VLANS that are on the HQ network. Now everyone can communicate with eachother on my topology</text:p>
      <text:p text:style-name="P10"/>
      <text:p text:style-name="P10"><text:soft-page-break/></text:p>
      <text:p text:style-name="P10">Requirement 6</text:p>
      <text:p text:style-name="P10"/>
      <text:p text:style-name="P11">To set dynamically assigned IP addresses onto the branch networks I had to include an IP helper-address on the incoming port. The helper-address directed the packet the the DHCP server. Now the end devices on the Branch 1 and Branch 2 network can request IP addresses from the DHCP server on the HQ network</text:p>
      <text:p text:style-name="P11"/>
      <text:p text:style-name="P11"/>
      <text:p text:style-name="P19">Switches</text:p>
      <text:p text:style-name="P15"/>
      <text:p text:style-name="P11"/>
      <text:p text:style-name="P11"><text:span text:style-name="T8">Switch</text:span><text:tab/><text:tab/><text:span text:style-name="T8">F0/1<text:tab/><text:tab/>F1/1<text:tab/><text:tab/>F2/1 </text:span><text:tab/> <text:s/><text:tab/>Default-Gateway<text:tab/><text:tab/><text:tab/></text:p>
      <text:p text:style-name="P21"><text:span text:style-name="T4">Office A<text:tab/></text:span><text:span text:style-name="T13">Trunk</text:span><text:span text:style-name="T4"><text:tab/><text:tab/></text:span><text:span text:style-name="T13">Access</text:span><text:span text:style-name="T4"><text:tab/><text:tab/></text:span><text:span text:style-name="T13">Access</text:span><text:span text:style-name="T4"><text:tab/> <text:s/><text:tab/></text:span><text:span text:style-name="T9">192.168.30.1</text:span></text:p>
      <text:p text:style-name="P21"><text:span text:style-name="T9"/></text:p>
      <text:p text:style-name="P12"><text:span text:style-name="T8">Switch</text:span><text:tab/><text:tab/><text:span text:style-name="T8">F0/1<text:tab/><text:tab/>F1/1<text:tab/><text:tab/>F2/1 </text:span><text:tab/> <text:s/><text:tab/>Default-Gateway<text:tab/><text:tab/><text:tab/></text:p>
      <text:p text:style-name="P22"><text:span text:style-name="T4">Office </text:span><text:span text:style-name="T5">B</text:span><text:span text:style-name="T4"><text:tab/></text:span><text:span text:style-name="T13">Trunk</text:span><text:span text:style-name="T4"><text:tab/><text:tab/></text:span><text:span text:style-name="T13">Access</text:span><text:span text:style-name="T4"><text:tab/><text:tab/></text:span><text:span text:style-name="T13">Access</text:span><text:span text:style-name="T4"><text:tab/> <text:s/><text:tab/></text:span><text:span text:style-name="T9">192.168.</text:span><text:span text:style-name="T10">4</text:span><text:span text:style-name="T9">0.1</text:span></text:p>
      <text:p text:style-name="P22"><text:span text:style-name="T9"/></text:p>
      <text:p text:style-name="P12"><text:span text:style-name="T8">Switch</text:span><text:tab/><text:tab/><text:span text:style-name="T8">F0/1<text:tab/><text:tab/>F1/1<text:tab/><text:tab/>F2/1 </text:span><text:tab/> <text:s/><text:tab/>Default-Gateway<text:tab/><text:tab/><text:tab/></text:p>
      <text:p text:style-name="P22"><text:span text:style-name="T5">Governance</text:span><text:span text:style-name="T4"><text:tab/></text:span><text:span text:style-name="T13">Access</text:span><text:span text:style-name="T4"><text:tab/><text:tab/></text:span><text:span text:style-name="T13">Access</text:span><text:span text:style-name="T4"><text:tab/><text:tab/></text:span><text:span text:style-name="T13">Trunk</text:span><text:span text:style-name="T4"><text:tab/> <text:s/><text:tab/></text:span><text:span text:style-name="T9">192.168.</text:span><text:span text:style-name="T10">99</text:span><text:span text:style-name="T9">.1</text:span></text:p>
      <text:p text:style-name="P22"><text:span text:style-name="T9"/></text:p>
      <text:p text:style-name="P12"><text:span text:style-name="T8">Switch</text:span><text:tab/><text:tab/><text:span text:style-name="T8">F0/1<text:tab/><text:tab/>F1/1<text:tab/><text:tab/>F2/1 </text:span><text:tab/> <text:s/><text:tab/>Default-Gateway<text:tab/><text:tab/><text:tab/></text:p>
      <text:p text:style-name="P22"><text:span text:style-name="T5">Operations</text:span><text:span text:style-name="T4"><text:tab/></text:span><text:span text:style-name="T13">Access</text:span><text:span text:style-name="T4"><text:tab/><text:tab/></text:span><text:span text:style-name="T13">Access</text:span><text:span text:style-name="T4"><text:tab/><text:tab/></text:span><text:span text:style-name="T13">Trunk</text:span><text:span text:style-name="T4"><text:tab/> <text:s/><text:tab/></text:span><text:span text:style-name="T9">192.168.</text:span><text:span text:style-name="T10">99</text:span><text:span text:style-name="T9">.1</text:span></text:p>
      <text:p text:style-name="P22"><text:span text:style-name="T9"/></text:p>
      <text:p text:style-name="P12"><text:span text:style-name="T8">Switch</text:span><text:tab/><text:tab/><text:span text:style-name="T8">F0/1<text:tab/><text:tab/>F1/1<text:tab/><text:tab/>F2/1 </text:span><text:tab/> <text:s/><text:tab/>Default-Gateway<text:tab/><text:tab/><text:tab/></text:p>
      <text:p text:style-name="P22"><text:span text:style-name="T5">Headquarter</text:span><text:span text:style-name="T4"><text:tab/></text:span><text:span text:style-name="T13">Trunk<text:tab/></text:span><text:span text:style-name="T4"><text:tab/></text:span><text:span text:style-name="T13">Trunk</text:span><text:span text:style-name="T4"><text:tab/><text:tab/></text:span><text:span text:style-name="T13">Trunk</text:span><text:span text:style-name="T4"><text:tab/> <text:s/><text:tab/></text:span><text:span text:style-name="T9">192.168.</text:span><text:span text:style-name="T10">99</text:span><text:span text:style-name="T9">.1</text:span></text:p>
      <text:p text:style-name="P22"><text:span text:style-name="T9"/></text:p>
      <text:p text:style-name="P22"><text:span text:style-name="T9"/></text:p>
      <text:p text:style-name="P22"><text:span text:style-name="T9"/></text:p>
      <text:p text:style-name="P20">Routers</text:p>
      <text:p text:style-name="P16"/>
      <text:p text:style-name="P13"/>
      <text:p text:style-name="P13"><text:span text:style-name="T15">Router</text:span><text:tab/><text:tab/><text:span text:style-name="T15">Se2/0<text:tab/><text:tab/><text:tab/>Fa0/0<text:tab/></text:span><text:tab/><text:tab/></text:p>
      <text:p text:style-name="P31"><text:span text:style-name="T6">Branch 2</text:span><text:span text:style-name="T4"><text:tab/></text:span><text:span text:style-name="T14">192.168.4.1</text:span><text:span text:style-name="T4"><text:tab/><text:tab/> </text:span><text:span text:style-name="T14">192.168.40.1</text:span></text:p>
      <text:p text:style-name="P28"><text:span text:style-name="T9"/></text:p>
      <text:p text:style-name="P13"><text:span text:style-name="T15">Router<text:tab/></text:span><text:tab/><text:span text:style-name="T15">Se2/0<text:tab/><text:tab/><text:tab/>F1/0<text:tab/></text:span> <text:s/><text:tab/><text:tab/><text:tab/></text:p>
      <text:p text:style-name="P31"><text:span text:style-name="T6">Branch 1</text:span><text:span text:style-name="T4"><text:tab/></text:span><text:span text:style-name="T14">192.168.3.1</text:span><text:span text:style-name="T4"><text:tab/> <text:tab/></text:span><text:span text:style-name="T14">192.168.30.1</text:span></text:p>
      <text:p text:style-name="P28"><text:span text:style-name="T9"/></text:p>
      <text:p text:style-name="P14"><text:span text:style-name="T15">Router<text:tab/></text:span><text:tab/><text:span text:style-name="T15">Se0/1/0<text:tab/><text:tab/>Se0/1/1<text:tab/><text:tab/>G0/0/0.10<text:tab/><text:tab/>G0/0/0.20</text:span><text:tab/> <text:tab/><text:tab/></text:p>
      <text:p text:style-name="P31"><text:span text:style-name="T6">HQ</text:span><text:span text:style-name="T4"><text:tab/><text:tab/></text:span><text:span text:style-name="T14">192.168.4.2</text:span><text:span text:style-name="T4"><text:tab/> <text:s/><text:tab/> </text:span><text:span text:style-name="T14">192.168.3.2<text:tab/><text:tab/> 192.168.10.1<text:tab/><text:tab/>192.168.20.1<text:tab/><text:tab/></text:span></text:p>
      <text:p text:style-name="P22"><text:span text:style-name="T9"/></text:p>
      <text:p text:style-name="P22"><text:span text:style-name="T9"/></text:p>
      <text:p text:style-name="P30"/>
      <text:p text:style-name="P30"/>
      <text:p text:style-name="P30"/>
      <text:p text:style-name="P30"/>
      <text:p text:style-name="P30"/>
      <text:p text:style-name="P30"><text:soft-page-break/></text:p>
      <text:p text:style-name="P30">END-DEVICES</text:p>
      <text:p text:style-name="P27"/>
      <text:p text:style-name="P29">BRANCH 2 Network</text:p>
      <text:p text:style-name="P23"><text:span text:style-name="T9"/></text:p>
      <text:p text:style-name="P25">PC<text:tab/><text:tab/>IP Address<text:tab/><text:tab/>Default-Gateway<text:tab/>VLAN<text:tab/></text:p>
      <text:p text:style-name="P24"><text:span text:style-name="T16">Office </text:span><text:span text:style-name="T17">A</text:span><text:span text:style-name="T9"><text:tab/>192.168.40.10/</text:span><text:span text:style-name="T11">27</text:span><text:span text:style-name="T9"><text:tab/></text:span><text:span text:style-name="T11">192.168.40.1<text:tab/><text:tab/>N/A</text:span></text:p>
      <text:p text:style-name="P24"><text:span text:style-name="T11"/></text:p>
      <text:p text:style-name="P26">PC<text:tab/><text:tab/>IP Address<text:tab/><text:tab/>Default-Gateway<text:tab/>VLAN<text:tab/></text:p>
      <text:p text:style-name="P24"><text:span text:style-name="T17">Office B</text:span><text:span text:style-name="T11"><text:tab/>192.168.40.11/27<text:tab/>192.168.40.1<text:tab/><text:tab/>N/A</text:span></text:p>
      <text:p text:style-name="P24"><text:span text:style-name="T11"/></text:p>
      <text:p text:style-name="P29">BRANCH 1 Network</text:p>
      <text:p text:style-name="P22"><text:span text:style-name="T9"/></text:p>
      <text:p text:style-name="P26">PC<text:tab/><text:tab/>IP Address<text:tab/><text:tab/>Default-Gateway<text:tab/>VLAN<text:tab/></text:p>
      <text:p text:style-name="P24"><text:span text:style-name="T16">Office </text:span><text:span text:style-name="T17">A</text:span><text:span text:style-name="T9"><text:tab/>192.168.</text:span><text:span text:style-name="T11">3</text:span><text:span text:style-name="T9">0.10/</text:span><text:span text:style-name="T11">27</text:span><text:span text:style-name="T9"><text:tab/></text:span><text:span text:style-name="T11">192.168.30.1<text:tab/><text:tab/>N/A</text:span></text:p>
      <text:p text:style-name="P24"><text:span text:style-name="T11"/></text:p>
      <text:p text:style-name="P26">PC<text:tab/><text:tab/>IP Address<text:tab/><text:tab/>Default-Gateway<text:tab/>VLAN<text:tab/></text:p>
      <text:p text:style-name="P24"><text:span text:style-name="T17">Office B</text:span><text:span text:style-name="T11"><text:tab/>192.168.30.11/27<text:tab/>192.168.30.1<text:tab/><text:tab/>N/A</text:span></text:p>
      <text:p text:style-name="P11"/>
      <text:p text:style-name="P11"/>
      <text:p text:style-name="P11"/>
      <text:p text:style-name="P18">HQ Network</text:p>
      <text:p text:style-name="P17"><text:span text:style-name="T9"/></text:p>
      <text:p text:style-name="P17">VLAN 10 </text:p>
      <text:p text:style-name="P17"/>
      <text:p text:style-name="P26">PC<text:tab/><text:tab/> IP Address<text:tab/><text:tab/>Default-Gateway<text:tab/>VLAN<text:tab/></text:p>
      <text:p text:style-name="P24"><text:span text:style-name="T17">Operations</text:span><text:span text:style-name="T16"> </text:span><text:span text:style-name="T17">1</text:span><text:span text:style-name="T9"><text:tab/> 192.168.</text:span><text:span text:style-name="T11">1</text:span><text:span text:style-name="T9">0.10/</text:span><text:span text:style-name="T11">25</text:span><text:span text:style-name="T9"><text:tab/></text:span><text:span text:style-name="T11">192.168.10.1<text:tab/><text:tab/>10</text:span></text:p>
      <text:p text:style-name="P24"><text:span text:style-name="T11"/></text:p>
      <text:p text:style-name="P26">PC<text:tab/><text:tab/> IP Address<text:tab/><text:tab/>Default-Gateway<text:tab/>VLAN<text:tab/></text:p>
      <text:p text:style-name="P16"><text:span text:style-name="T18">Operations 2</text:span><text:span text:style-name="T11"><text:tab/> 192.168.10.11/25<text:tab/>192.168.10.1<text:tab/><text:tab/>10</text:span></text:p>
      <text:p text:style-name="P16"><text:span text:style-name="T11"/></text:p>
      <text:p text:style-name="P17">VLAN 20 </text:p>
      <text:p text:style-name="P17"/>
      <text:p text:style-name="P26">PC<text:tab/><text:tab/> <text:s text:c="4"/>IP Address<text:tab/><text:tab/>Default-Gateway<text:tab/>VLAN<text:tab/></text:p>
      <text:p text:style-name="P24"><text:span text:style-name="T17">Governance</text:span><text:span text:style-name="T16"> </text:span><text:span text:style-name="T17">1 <text:s text:c="3"/></text:span><text:span text:style-name="T9">192.168.</text:span><text:span text:style-name="T11">2</text:span><text:span text:style-name="T9">0.10/</text:span><text:span text:style-name="T11">27</text:span><text:span text:style-name="T9"><text:tab/><text:tab/></text:span><text:span text:style-name="T11">192.168.20.1<text:tab/><text:tab/>20</text:span></text:p>
      <text:p text:style-name="P24"><text:span text:style-name="T11"/></text:p>
      <text:p text:style-name="P26">PC<text:tab/><text:tab/> <text:s text:c="5"/>IP Address<text:tab/><text:tab/>Default-Gateway<text:tab/>VLAN<text:tab/></text:p>
      <text:p text:style-name="P16"><text:span text:style-name="T18">Governance 2 <text:s text:c="4"/></text:span><text:span text:style-name="T11">192.168.20.11/27<text:tab/>192.168.20.1<text:tab/><text:tab/>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10T21:15:51.538000000</meta:creation-date>
    <dc:date>2024-04-14T17:45:44.757000000</dc:date>
    <meta:editing-duration>PT17M10S</meta:editing-duration>
    <meta:editing-cycles>3</meta:editing-cycles>
    <meta:generator>Neat_Office/6.2.8.2$Windows_x86 LibreOffice_project/</meta:generator>
    <meta:document-statistic meta:table-count="0" meta:image-count="0" meta:object-count="0" meta:page-count="4" meta:paragraph-count="73" meta:word-count="941" meta:character-count="5961" meta:non-whitespace-character-count="4902"/>
  </office:meta>
</office:document-meta>
</file>